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b3b3b3" draw:fill="solid" draw:fill-color="#cccccc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719cm" fo:min-width="0.366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74cm" fo:min-width="0.366cm"/>
    </style:style>
    <style:style style:name="gr4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5.056cm" fo:min-width="0.366cm"/>
    </style:style>
    <style:style style:name="gr5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10" style:family="graphic" style:parent-style-name="standard">
      <style:graphic-properties draw:fill="none" draw:fill-color="#e6e6e6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2.5cm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solid" draw:fill-color="#cccccc" fo:min-height="0.713cm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15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10 Pitch'" style:font-pitch="fixed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Courier 10 Pitch'" style:font-pitch="fixed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Courier 10 Pitch'" style:font-pitch="fixed"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Courier 10 Pitch'" style:font-pitch="fixed" fo:font-size="14pt" style:font-size-asian="18pt" style:font-size-complex="18pt"/>
    </style:style>
    <style:style style:name="P8" style:family="paragraph">
      <style:paragraph-properties fo:text-align="center"/>
      <style:text-properties fo:font-family="'Courier 10 Pitch'" style:font-pitch="fixed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8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text-properties fo:color="#ffffff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text-properties fo:color="#000000" fo:font-size="12pt"/>
    </style:style>
    <style:style style:name="P15" style:family="paragraph">
      <style:text-properties fo:font-size="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size="24pt" fo:font-weight="bold"/>
    </style:style>
    <style:style style:name="P18" style:family="paragraph">
      <style:text-properties fo:font-size="24pt" fo:font-weight="bold"/>
    </style:style>
    <style:style style:name="T1" style:family="text">
      <style:text-properties fo:font-size="15pt"/>
    </style:style>
    <style:style style:name="T2" style:family="text">
      <style:text-properties fo:font-family="'Courier 10 Pitch'" style:font-pitch="fixed" style:font-size-asian="18pt" style:font-size-complex="18pt"/>
    </style:style>
    <style:style style:name="T3" style:family="text">
      <style:text-properties fo:font-family="'Courier 10 Pitch'" style:font-pitch="fixed" fo:font-weight="bold" style:font-size-asian="18pt" style:font-size-complex="18pt"/>
    </style:style>
    <style:style style:name="T4" style:family="text">
      <style:text-properties fo:font-family="'Courier 10 Pitch'" style:font-pitch="fixed" fo:font-size="14pt" style:font-size-asian="18pt" style:font-size-complex="18pt"/>
    </style:style>
    <style:style style:name="T5" style:family="text">
      <style:text-properties fo:font-family="'Courier 10 Pitch'" style:font-pitch="fixed" fo:font-size="10pt" style:font-size-asian="18pt" style:font-size-complex="18pt"/>
    </style:style>
    <style:style style:name="T6" style:family="text">
      <style:text-properties fo:font-family="'Courier 10 Pitch'" style:font-pitch="fixed" fo:font-size="14pt" style:font-size-asian="18pt" style:font-size-complex="18pt"/>
    </style:style>
    <style:style style:name="T7" style:family="text">
      <style:text-properties fo:font-family="'Courier 10 Pitch'" style:font-pitch="fixed" fo:font-size="10pt" style:font-size-asian="18pt" style:font-size-complex="18pt"/>
    </style:style>
    <style:style style:name="T8" style:family="text">
      <style:text-properties fo:font-size="8pt"/>
    </style:style>
    <style:style style:name="T9" style:family="text">
      <style:text-properties fo:color="#ffffff"/>
    </style:style>
    <style:style style:name="T10" style:family="text">
      <style:text-properties fo:color="#000000" fo:font-size="12pt"/>
    </style:style>
    <style:style style:name="T1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4.875cm" svg:height="3.191cm" svg:x="2.138cm" svg:y="4.591cm">
          <draw:text-box>
            <text:p text:style-name="P1"><text:span text:style-name="T1">RES</text:span></text:p>
            <text:p text:style-name="P1"><text:span text:style-name="T1">1b:x-dglc-HEX-1:5</text:span></text:p>
            <text:p text:style-name="P1"><text:span text:style-name="T1">2b:b-dglc-HEX-1:5</text:span></text:p>
            <text:p text:style-name="P1"><text:span text:style-name="T1">LIN</text:span></text:p>
            <text:p text:style-name="P1"><text:span text:style-name="T1">1:1o(4+1)2d</text:span></text:p>
          </draw:text-box>
        </draw:frame>
        <draw:frame draw:style-name="gr2" draw:text-style-name="P3" draw:layer="layout" svg:width="0.883cm" svg:height="0.988cm" svg:x="8.688cm" svg:y="4.344cm">
          <draw:text-box>
            <text:p text:style-name="P2"><text:span text:style-name="T2">x</text:span></text:p>
          </draw:text-box>
        </draw:frame>
        <draw:frame draw:style-name="gr3" draw:text-style-name="P4" draw:layer="layout" svg:width="0.883cm" svg:height="1.009cm" svg:x="9.789cm" svg:y="4.344cm">
          <draw:text-box>
            <text:p text:style-name="P2"><text:span text:style-name="T3">:</text:span></text:p>
          </draw:text-box>
        </draw:frame>
        <draw:frame draw:style-name="gr2" draw:text-style-name="P3" draw:layer="layout" svg:width="0.883cm" svg:height="0.988cm" svg:x="10.89cm" svg:y="4.344cm">
          <draw:text-box>
            <text:p text:style-name="P3">n</text:p>
          </draw:text-box>
        </draw:frame>
        <draw:frame draw:style-name="gr4" draw:text-style-name="P3" draw:layer="layout" svg:width="0.883cm" svg:height="5.41cm" svg:x="11.99cm" svg:y="4.344cm">
          <draw:text-box>
            <text:p text:style-name="P2"><text:span text:style-name="T2">o</text:span></text:p>
            <text:p text:style-name="P2"><text:span text:style-name="T2">d</text:span></text:p>
            <text:p text:style-name="P2"><text:span text:style-name="T2">h</text:span></text:p>
            <text:p text:style-name="P2"><text:span text:style-name="T2">n</text:span></text:p>
            <text:p text:style-name="P2"><text:span text:style-name="T2">x</text:span></text:p>
            <text:p text:style-name="P2"><text:span text:style-name="T2">r</text:span></text:p>
            <text:p text:style-name="P2"><text:span text:style-name="T2">s</text:span></text:p>
          </draw:text-box>
        </draw:frame>
        <draw:frame draw:style-name="gr3" draw:text-style-name="P4" draw:layer="layout" svg:width="0.883cm" svg:height="1.009cm" svg:x="13.091cm" svg:y="4.344cm">
          <draw:text-box>
            <text:p text:style-name="P2"><text:span text:style-name="T3">(</text:span></text:p>
          </draw:text-box>
        </draw:frame>
        <draw:frame draw:style-name="gr2" draw:text-style-name="P3" draw:layer="layout" svg:width="0.883cm" svg:height="0.988cm" svg:x="16.392cm" svg:y="4.344cm">
          <draw:text-box>
            <text:p text:style-name="P2"><text:span text:style-name="T2">b</text:span></text:p>
          </draw:text-box>
        </draw:frame>
        <draw:frame draw:style-name="gr2" draw:text-style-name="P3" draw:layer="layout" svg:width="0.883cm" svg:height="0.988cm" svg:x="17.492cm" svg:y="4.344cm">
          <draw:text-box>
            <text:p text:style-name="P2"><text:span text:style-name="T2">)</text:span></text:p>
          </draw:text-box>
        </draw:frame>
        <draw:frame draw:style-name="gr2" draw:text-style-name="P3" draw:layer="layout" svg:width="0.883cm" svg:height="0.988cm" svg:x="18.592cm" svg:y="4.344cm">
          <draw:text-box>
            <text:p text:style-name="P2"><text:span text:style-name="T2">m</text:span></text:p>
          </draw:text-box>
        </draw:frame>
        <draw:frame draw:style-name="gr4" draw:text-style-name="P3" draw:layer="layout" svg:width="0.883cm" svg:height="5.41cm" svg:x="19.693cm" svg:y="4.344cm">
          <draw:text-box>
            <text:p text:style-name="P2"><text:span text:style-name="T2">o</text:span></text:p>
            <text:p text:style-name="P2"><text:span text:style-name="T2">d</text:span></text:p>
            <text:p text:style-name="P2"><text:span text:style-name="T2">h</text:span></text:p>
            <text:p text:style-name="P2"><text:span text:style-name="T2">n</text:span></text:p>
            <text:p text:style-name="P2"><text:span text:style-name="T2">x</text:span></text:p>
            <text:p text:style-name="P2"><text:span text:style-name="T2">r</text:span></text:p>
            <text:p text:style-name="P2"><text:span text:style-name="T2">s</text:span></text:p>
          </draw:text-box>
        </draw:frame>
        <draw:custom-shape draw:style-name="gr5" draw:text-style-name="P6" draw:layer="layout" svg:width="0.5cm" svg:height="0.5cm" svg:x="8.864cm" svg:y="3.644cm">
          <text:p text:style-name="P5"><text:span text:style-name="T4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9.993cm" svg:y="3.644cm">
          <text:p text:style-name="P5"><text:span text:style-name="T4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1.12cm" svg:y="3.644cm">
          <text:p text:style-name="P5"><text:span text:style-name="T4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4.383cm" svg:y="3.644cm">
          <text:p text:style-name="P5"><text:span text:style-name="T4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6.547cm" svg:y="3.644cm">
          <text:p text:style-name="P5"><text:span text:style-name="T4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8.802cm" svg:y="3.644cm">
          <text:p text:style-name="P5"><text:span text:style-name="T4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9.948cm" svg:y="3.644cm">
          <text:p text:style-name="P5"><text:span text:style-name="T4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8.703cm" svg:y="10.544cm">
          <text:p text:style-name="P5"><text:span text:style-name="T4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8.703cm" svg:y="11.744cm">
          <text:p text:style-name="P5"><text:span text:style-name="T4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8.703cm" svg:y="12.806cm">
          <text:p text:style-name="P5"><text:span text:style-name="T4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7.425cm" svg:y="12.806cm">
          <text:p text:style-name="P5"><text:span text:style-name="T4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7.425cm" svg:y="13.932cm">
          <text:p text:style-name="P5"><text:span text:style-name="T4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6" draw:text-style-name="P7" draw:layer="layout" svg:width="7.674cm" svg:height="0.827cm" svg:x="9.325cm" svg:y="10.444cm">
          <draw:text-box>
            <text:p text:style-name="P2"><text:span text:style-name="T4">canoncial linkage number</text:span></text:p>
          </draw:text-box>
        </draw:frame>
        <draw:custom-shape draw:style-name="gr5" draw:text-style-name="P6" draw:layer="layout" svg:width="0.5cm" svg:height="0.5cm" svg:x="8.598cm" svg:y="15.78cm">
          <text:p text:style-name="P5"><text:span text:style-name="T4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7.425cm" svg:y="10.644cm">
          <text:p text:style-name="P5"><text:span text:style-name="T4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883cm" svg:height="0.988cm" svg:x="14.191cm" svg:y="4.344cm">
          <draw:text-box>
            <text:p text:style-name="P2"><text:span text:style-name="T2">a</text:span></text:p>
          </draw:text-box>
        </draw:frame>
        <draw:frame draw:style-name="gr3" draw:text-style-name="P4" draw:layer="layout" svg:width="0.883cm" svg:height="1.009cm" svg:x="15.292cm" svg:y="4.344cm">
          <draw:text-box>
            <text:p text:style-name="P2"><text:span text:style-name="T3">+</text:span></text:p>
          </draw:text-box>
        </draw:frame>
        <draw:custom-shape draw:style-name="gr5" draw:text-style-name="P6" draw:layer="layout" svg:width="0.5cm" svg:height="0.5cm" svg:x="12.149cm" svg:y="3.644cm">
          <text:p text:style-name="P5"><text:span text:style-name="T4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8.703cm" svg:y="13.932cm">
          <text:p text:style-name="P5"><text:span text:style-name="T4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7" draw:text-style-name="P7" draw:layer="layout" svg:width="6.188cm" svg:height="1.814cm" svg:x="18.025cm" svg:y="10.439cm">
          <draw:text-box>
            <text:p text:style-name="P2"><text:span text:style-name="T4">child attachment</text:span></text:p>
            <text:p text:style-name="P2"><text:span text:style-name="T4">position</text:span></text:p>
            <text:p text:style-name="P2"><text:span text:style-name="T5">x </text:span><text:span text:style-name="T5"><text:tab/></text:span><text:span text:style-name="T5">unknown</text:span></text:p>
          </draw:text-box>
        </draw:frame>
        <draw:custom-shape draw:style-name="gr5" draw:text-style-name="P6" draw:layer="layout" svg:width="0.5cm" svg:height="0.5cm" svg:x="19.948cm" svg:y="3.644cm">
          <text:p text:style-name="P5"><text:span text:style-name="T4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6" draw:text-style-name="P7" draw:layer="layout" svg:width="7.674cm" svg:height="0.827cm" svg:x="9.325cm" svg:y="11.545cm">
          <draw:text-box>
            <text:p text:style-name="P2"><text:span text:style-name="T4">separator</text:span></text:p>
          </draw:text-box>
        </draw:frame>
        <draw:frame draw:style-name="gr6" draw:text-style-name="P7" draw:layer="layout" svg:width="7.674cm" svg:height="0.827cm" svg:x="9.325cm" svg:y="12.643cm">
          <draw:text-box>
            <text:p text:style-name="P2"><text:span text:style-name="T4">parent residue number</text:span></text:p>
          </draw:text-box>
        </draw:frame>
        <draw:frame draw:style-name="gr8" draw:text-style-name="P7" draw:layer="layout" svg:width="7.674cm" svg:height="1.979cm" svg:x="9.325cm" svg:y="13.693cm">
          <draw:text-box>
            <text:p text:style-name="P2"><text:span text:style-name="T4">parent linkage type </text:span><text:span text:style-name="T6">identifier</text:span><text:span text:style-name="T4"> (atom replacement formalism)</text:span></text:p>
          </draw:text-box>
        </draw:frame>
        <draw:frame draw:style-name="gr7" draw:text-style-name="P7" draw:layer="layout" svg:width="7.674cm" svg:height="1.814cm" svg:x="9.325cm" svg:y="15.635cm">
          <draw:text-box>
            <text:p text:style-name="P2"><text:span text:style-name="T4">parent attachment</text:span></text:p>
            <text:p text:style-name="P2"><text:span text:style-name="T4">position</text:span></text:p>
            <text:p text:style-name="P2"><text:span text:style-name="T7">x </text:span><text:span text:style-name="T7"><text:tab/></text:span><text:span text:style-name="T7">unknown</text:span></text:p>
          </draw:text-box>
        </draw:frame>
        <draw:frame draw:style-name="gr6" draw:text-style-name="P7" draw:layer="layout" svg:width="6.429cm" svg:height="0.827cm" svg:x="18.025cm" svg:y="12.643cm">
          <draw:text-box>
            <text:p text:style-name="P2"><text:span text:style-name="T6">child residue number</text:span></text:p>
          </draw:text-box>
        </draw:frame>
        <draw:frame draw:style-name="gr9" draw:text-style-name="P7" draw:layer="layout" svg:width="6.268cm" svg:height="2.811cm" svg:x="18.025cm" svg:y="13.693cm">
          <draw:text-box>
            <text:p text:style-name="P2"><text:span text:style-name="T6">child linkage type</text:span></text:p>
            <text:p text:style-name="P2"><text:span text:style-name="T6">identifier (atom </text:span></text:p>
            <text:p text:style-name="P2"><text:span text:style-name="T6">replacement</text:span></text:p>
            <text:p text:style-name="P2"><text:span text:style-name="T6">formalism)</text:span></text:p>
          </draw:text-box>
        </draw:frame>
        <draw:custom-shape draw:style-name="gr10" draw:text-style-name="P8" draw:layer="layout" svg:width="0.5cm" svg:height="3cm" draw:transform="rotate (1.5707963267946) translate (14.225cm 3.643cm)">
          <text:p text:style-name="P2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9" draw:layer="layout" svg:width="3.059cm" svg:height="1.205cm" svg:x="14.09cm" svg:y="2.065cm">
          <draw:text-box>
            <text:p text:style-name="P9"><text:span text:style-name="T8">a and b can contain </text:span></text:p>
            <text:p text:style-name="P9"><text:span text:style-name="T8">multiple positions,</text:span></text:p>
            <text:p text:style-name="P9"><text:span text:style-name="T8">separated by |</text:span></text:p>
          </draw:text-box>
        </draw:frame>
        <draw:custom-shape draw:style-name="gr12" draw:text-style-name="P10" draw:layer="layout" svg:width="0.737cm" svg:height="0.737cm" svg:x="2.425cm" svg:y="13.36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3.162cm" svg:y1="13.74cm" svg:x2="5.958cm" svg:y2="13.736cm">
          <text:p text:style-name="P2"/>
        </draw:line>
        <draw:custom-shape draw:style-name="gr12" draw:text-style-name="P10" draw:layer="layout" svg:width="0.736cm" svg:height="0.737cm" svg:x="5.993cm" svg:y="13.36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0.853cm" svg:height="0.962cm" svg:x="2.336cm" svg:y="13.227cm">
          <draw:text-box>
            <text:p text:style-name="P2"><text:span text:style-name="T9">4</text:span></text:p>
          </draw:text-box>
        </draw:frame>
        <draw:frame draw:style-name="gr14" draw:text-style-name="P12" draw:layer="layout" svg:width="0.853cm" svg:height="0.962cm" svg:x="5.937cm" svg:y="13.227cm">
          <draw:text-box>
            <text:p text:style-name="P2"><text:span text:style-name="T9">7</text:span></text:p>
          </draw:text-box>
        </draw:frame>
        <draw:frame draw:style-name="gr14" draw:text-style-name="P14" draw:layer="layout" svg:width="1.086cm" svg:height="0.725cm" svg:x="3.033cm" svg:y="13.064cm">
          <draw:text-box>
            <text:p text:style-name="P13"><text:span text:style-name="T10">2|4</text:span></text:p>
          </draw:text-box>
        </draw:frame>
        <draw:frame draw:style-name="gr14" draw:text-style-name="P14" draw:layer="layout" svg:width="0.739cm" svg:height="0.725cm" svg:x="5.434cm" svg:y="13.065cm">
          <draw:text-box>
            <text:p text:style-name="P13"><text:span text:style-name="T10">1</text:span></text:p>
          </draw:text-box>
        </draw:frame>
        <draw:frame draw:style-name="gr15" draw:text-style-name="P2" draw:layer="layout" svg:width="4.671cm" svg:height="0.963cm" svg:x="2.244cm" svg:y="14.763cm">
          <draw:text-box>
            <text:p text:style-name="P2">1:4o(2|4+1)7d</text:p>
          </draw:text-box>
        </draw:frame>
        <draw:frame draw:style-name="gr14" draw:text-style-name="P15" draw:layer="layout" svg:width="2.081cm" svg:height="1.205cm" svg:x="1.802cm" svg:y="12.12cm">
          <draw:text-box>
            <text:p text:style-name="P9"><text:span text:style-name="T8">H-atom of</text:span></text:p>
            <text:p text:style-name="P9"><text:span text:style-name="T8">OH function </text:span></text:p>
            <text:p text:style-name="P9"><text:span text:style-name="T8">replaced</text:span></text:p>
          </draw:text-box>
        </draw:frame>
        <draw:frame draw:style-name="gr14" draw:text-style-name="P15" draw:layer="layout" svg:width="2.081cm" svg:height="0.887cm" svg:x="5.203cm" svg:y="12.121cm">
          <draw:text-box>
            <text:p text:style-name="P9"><text:span text:style-name="T8">OH function </text:span></text:p>
            <text:p text:style-name="P9"><text:span text:style-name="T8">replaced</text:span></text:p>
          </draw:text-box>
        </draw:frame>
        <draw:rect draw:style-name="gr16" draw:text-style-name="P16" draw:layer="layout" svg:width="16.047cm" svg:height="16.003cm" svg:x="8.283cm" svg:y="1.483cm">
          <text:p text:style-name="P2"/>
        </draw:rect>
        <draw:rect draw:style-name="gr16" draw:text-style-name="P16" draw:layer="layout" svg:width="7.362cm" svg:height="7.835cm" svg:x="0.921cm" svg:y="1.483cm">
          <text:p text:style-name="P2"/>
        </draw:rect>
        <draw:rect draw:style-name="gr16" draw:text-style-name="P16" draw:layer="layout" svg:width="7.362cm" svg:height="8.23cm" svg:x="0.921cm" svg:y="9.261cm">
          <text:p text:style-name="P2"/>
        </draw:rect>
        <draw:frame draw:style-name="gr14" draw:text-style-name="P18" draw:layer="layout" svg:width="1.116cm" svg:height="1.195cm" svg:x="1.139cm" svg:y="1.67cm">
          <draw:text-box>
            <text:p text:style-name="P17"><text:span text:style-name="T11">A</text:span></text:p>
          </draw:text-box>
        </draw:frame>
        <draw:frame draw:style-name="gr14" draw:text-style-name="P18" draw:layer="layout" svg:width="1.112cm" svg:height="1.195cm" svg:x="1.134cm" svg:y="9.639cm">
          <draw:text-box>
            <text:p text:style-name="P17"><text:span text:style-name="T11">B</text:span></text:p>
          </draw:text-box>
        </draw:frame>
        <draw:frame draw:style-name="gr14" draw:text-style-name="P18" draw:layer="layout" svg:width="1.112cm" svg:height="1.195cm" svg:x="8.599cm" svg:y="1.671cm">
          <draw:text-box>
            <text:p text:style-name="P17"><text:span text:style-name="T11">C</text:span></text:p>
          </draw:text-box>
        </draw:frame>
        <draw:frame draw:style-name="gr14" draw:layer="layout" svg:width="2.369cm" svg:height="0.962cm" svg:x="1.564cm" svg:y="11.145cm">
          <draw:text-box>
            <text:p text:style-name="P2">Parent</text:p>
          </draw:text-box>
        </draw:frame>
        <draw:frame draw:style-name="gr14" draw:layer="layout" svg:width="1.941cm" svg:height="0.962cm" svg:x="5.365cm" svg:y="11.145cm">
          <draw:text-box>
            <text:p text:style-name="P2">Child</text:p>
          </draw:text-box>
        </draw:frame>
        <draw:frame draw:style-name="gr14" draw:layer="layout" svg:width="4.337cm" svg:height="0.962cm" svg:x="1.965cm" svg:y="3.445cm">
          <draw:text-box>
            <text:p text:style-name="P2">Disaccharide </text:p>
          </draw:text-box>
        </draw:frame>
        <presentation:notes draw:style-name="dp2">
          <draw:page-thumbnail draw:style-name="gr17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08:57:55</meta:creation-date>
    <dc:date>2007-04-23T10:18:50</dc:date>
    <dc:language>de-DE</dc:language>
    <meta:editing-cycles>8</meta:editing-cycles>
    <meta:editing-duration>PT1H20M55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